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1" svg:font-family="'Times New Roman'"/>
    <style:font-face style:name="sans-serif" svg:font-family="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lien League" svg:font-family="'Alien League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left="0.529cm" fo:margin-right="0.132cm" fo:margin-top="0cm" fo:margin-bottom="0cm" fo:text-indent="0cm" style:auto-text-indent="false"/>
    </style:style>
    <style:style style:name="P2" style:family="paragraph" style:parent-style-name="Text_20_body">
      <style:paragraph-properties fo:margin-left="0.529cm" fo:margin-right="0.132cm" fo:margin-top="0cm" fo:margin-bottom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3" style:family="paragraph" style:parent-style-name="Text_20_body">
      <style:paragraph-properties fo:margin-left="0.529cm" fo:margin-right="0.132cm" fo:margin-top="0cm" fo:margin-bottom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 officeooo:paragraph-rsid="00137c69"/>
    </style:style>
    <style:style style:name="P4" style:family="paragraph" style:parent-style-name="Text_20_body">
      <style:paragraph-properties fo:margin-left="0.529cm" fo:margin-right="0.132cm" fo:margin-top="0cm" fo:margin-bottom="0cm" fo:orphans="2" fo:widows="2" fo:text-indent="0cm" style:auto-text-indent="false"/>
    </style:style>
    <style:style style:name="P5" style:family="paragraph" style:parent-style-name="Text_20_body">
      <style:paragraph-properties fo:margin-left="0.529cm" fo:margin-right="0.132cm" fo:margin-top="0cm" fo:margin-bottom="0cm" fo:orphans="2" fo:widows="2" fo:text-indent="0cm" style:auto-text-indent="false"/>
      <style:text-properties officeooo:paragraph-rsid="00137c69"/>
    </style:style>
    <style:style style:name="P6" style:family="paragraph" style:parent-style-name="Text_20_body">
      <style:paragraph-properties fo:margin-left="0.529cm" fo:margin-right="0.132cm" fo:margin-top="0cm" fo:margin-bottom="0cm" fo:orphans="2" fo:widows="2" fo:text-indent="0cm" style:auto-text-indent="false"/>
      <style:text-properties style:font-name="Times New Roman"/>
    </style:style>
    <style:style style:name="P7" style:family="paragraph" style:parent-style-name="Heading_20_1">
      <style:text-properties fo:color="#f90000" style:font-name="sans-serif" fo:font-size="15pt" fo:font-weight="bold"/>
    </style:style>
    <style:style style:name="P8" style:family="paragraph" style:parent-style-name="Heading_20_2">
      <style:paragraph-properties fo:margin-left="0.529cm" fo:margin-right="0.132cm" fo:margin-top="0cm" fo:margin-bottom="0cm" fo:orphans="2" fo:widows="2" fo:text-indent="0cm" style:auto-text-indent="false"/>
      <style:text-properties fo:font-variant="normal" fo:text-transform="none" fo:color="#f90000" style:font-name="sans-serif" fo:font-size="12.75pt" fo:letter-spacing="normal" fo:font-style="normal" fo:font-weight="bold"/>
    </style:style>
    <style:style style:name="P9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000000" fo:letter-spacing="normal"/>
    </style:style>
    <style:style style:name="P11" style:family="paragraph" style:parent-style-name="Preformatted_20_Text">
      <style:paragraph-properties fo:margin-left="1.323cm" fo:margin-right="0.926cm" fo:margin-top="0cm" fo:margin-bottom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2" style:family="paragraph" style:parent-style-name="Preformatted_20_Text">
      <style:paragraph-properties fo:margin-left="0cm" fo:margin-right="0.926cm" fo:margin-top="0cm" fo:margin-bottom="0cm" fo:orphans="2" fo:widows="2" fo:text-indent="0cm" style:auto-text-indent="false"/>
      <style:text-properties fo:font-variant="normal" fo:text-transform="none" fo:color="#000000" style:font-name="Times New Roman1" fo:font-size="14pt" fo:letter-spacing="normal" fo:font-style="normal" fo:font-weight="normal"/>
    </style:style>
    <style:style style:name="P13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fo:letter-spacing="normal" fo:font-style="normal" fo:font-weight="normal"/>
    </style:style>
    <style:style style:name="P14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style:font-name="Times New Roman" fo:letter-spacing="normal" fo:font-style="normal" fo:font-weight="normal"/>
    </style:style>
    <style:style style:name="P15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style:font-name="Times New Roman" fo:letter-spacing="normal" fo:font-style="normal" fo:font-weight="normal" officeooo:paragraph-rsid="00137c69"/>
    </style:style>
    <style:style style:name="P16" style:family="paragraph" style:parent-style-name="Preformatted_20_Text">
      <style:paragraph-properties fo:margin-top="0cm" fo:margin-bottom="0.499cm" fo:orphans="2" fo:widows="2"/>
      <style:text-properties fo:font-variant="normal" fo:text-transform="none" fo:color="#000000" style:font-name="DejaVu Sans Mono" fo:letter-spacing="normal" fo:font-style="normal" fo:font-weight="normal" officeooo:paragraph-rsid="00137c69"/>
    </style:style>
    <style:style style:name="P17" style:family="paragraph" style:parent-style-name="Preformatted_20_Text">
      <style:paragraph-properties fo:margin-left="0.529cm" fo:margin-right="0.132cm" fo:margin-top="0cm" fo:margin-bottom="0cm" fo:orphans="2" fo:widows="2" fo:text-indent="0cm" style:auto-text-indent="false"/>
      <style:text-properties fo:font-variant="normal" fo:text-transform="none" fo:color="#000000" fo:letter-spacing="normal" fo:font-style="normal" fo:font-weight="normal"/>
    </style:style>
    <style:style style:name="T1" style:family="text">
      <style:text-properties fo:font-weight="bold"/>
    </style:style>
    <style:style style:name="T2" style:family="text">
      <style:text-properties fo:font-weight="bold" officeooo:rsid="00137c69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fo:font-weight="normal" style:font-weight-asian="normal" style:font-weight-complex="normal"/>
    </style:style>
    <style:style style:name="T6" style:family="text">
      <style:text-properties fo:font-style="normal" fo:font-weight="bold" style:font-weight-asian="bold" style:font-weight-complex="bold"/>
    </style:style>
    <style:style style:name="T7" style:family="text">
      <style:text-properties style:font-name="Times New Roman1" fo:font-size="14pt"/>
    </style:style>
    <style:style style:name="T8" style:family="text">
      <style:text-properties fo:font-variant="normal" fo:text-transform="none" fo:color="#000000" style:font-name="Times New Roman1" fo:font-size="14pt" fo:letter-spacing="normal" fo:font-style="normal" fo:font-weight="normal"/>
    </style:style>
    <style:style style:name="T9" style:family="text">
      <style:text-properties fo:font-variant="normal" fo:text-transform="none" fo:color="#000000" style:font-name="Times New Roman1" fo:font-size="14pt" fo:letter-spacing="normal" fo:font-style="normal" fo:font-weight="normal" officeooo:rsid="00137c69"/>
    </style:style>
    <style:style style:name="T10" style:family="text">
      <style:text-properties fo:font-variant="normal" fo:text-transform="none" fo:color="#000000" style:font-name="Times New Roman1" fo:font-size="14pt" fo:letter-spacing="normal" fo:font-style="normal" fo:font-weight="bold"/>
    </style:style>
    <style:style style:name="T11" style:family="text">
      <style:text-properties fo:font-variant="normal" fo:text-transform="none" fo:color="#000000" style:font-name="Times New Roman1" fo:font-size="14pt" fo:letter-spacing="normal" fo:font-style="normal" style:text-underline-style="solid" style:text-underline-width="auto" style:text-underline-color="font-color" fo:font-weight="normal"/>
    </style:style>
    <style:style style:name="T12" style:family="text">
      <style:text-properties fo:font-variant="normal" fo:text-transform="none" fo:color="#000000" fo:font-size="14pt" fo:letter-spacing="normal" fo:font-style="normal" fo:font-weight="normal"/>
    </style:style>
    <style:style style:name="T13" style:family="text">
      <style:text-properties fo:font-variant="normal" fo:text-transform="none" fo:color="#000000" fo:font-size="14pt" fo:letter-spacing="normal" fo:font-style="normal" fo:font-weight="bold"/>
    </style:style>
    <style:style style:name="T14" style:family="text"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5" style:family="text">
      <style:text-properties officeooo:rsid="00137c69"/>
    </style:style>
    <style:style style:name="T16" style:family="text">
      <style:text-properties style:font-name="Times New Roman" officeooo:rsid="00137c69"/>
    </style:style>
    <style:style style:name="T17" style:family="text">
      <style:text-properties officeooo:rsid="00137c69" style:font-weight-asian="normal" style:font-weight-complex="normal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Questions and Exercises: Getting Started</text:h>
      <text:section text:style-name="Sect1" text:name="PageContent">
        <text:h text:style-name="P8" text:outline-level="2">Questions</text:h>
        <text:p text:style-name="P2"><text:span text:style-name="T1"/></text:p>
        <text:p text:style-name="P2"><text:span text:style-name="T1">Question 1</text:span>: When you compile a program written in the Java programming language, the compiler converts the human-readable source file into platform-independent code that a Java Virtual Machine can understand. What is this platform-independent code called?</text:p>
        <text:p text:style-name="P2"/>
        <text:p text:style-name="P3"><text:span text:style-name="T15">bytecode</text:span></text:p>
        <text:p text:style-name="P2"><text:span text:style-name="T1"/></text:p>
        <text:p text:style-name="P2"><text:span text:style-name="T1">Question 2</text:span>: Which of the following is <text:span text:style-name="T3">not</text:span> a valid comment:</text:p>
        <text:p text:style-name="P4"><text:span text:style-name="T8">a. </text:span><text:span text:style-name="Source_20_Text"><text:span text:style-name="T8">/** comment */</text:span></text:span><text:span text:style-name="T8"><text:line-break/>b. </text:span><text:span text:style-name="Source_20_Text"><text:span text:style-name="T8">/* comment */</text:span></text:span><text:span text:style-name="T8"><text:line-break/></text:span><text:span text:style-name="T11">c. </text:span><text:span text:style-name="Source_20_Text"><text:span text:style-name="T11">/* comment</text:span></text:span><text:span text:style-name="T8"><text:line-break/>d. </text:span><text:span text:style-name="Source_20_Text"><text:span text:style-name="T8">// comment</text:span></text:span></text:p>
        <text:p text:style-name="P2"><text:span text:style-name="T1"/></text:p>
        <text:p text:style-name="P2"><text:span text:style-name="T1">Question 3</text:span>: What is the first thing you should check if you see the following error at runtime:</text:p>
        <text:p text:style-name="P11"/>
        <text:p text:style-name="P11">Exception in thread "main" java.lang.NoClassDefFoundError:</text:p>
        <text:p text:style-name="P11">HelloWorldApp.java.</text:p>
        <text:p text:style-name="P11"/>
        <text:p text:style-name="P12"><text:tab/>Check your <text:span text:style-name="T15">class definiton or your class path</text:span>. Your class cannot be found.</text:p>
        <text:p text:style-name="P4"><text:span text:style-name="T10"/></text:p>
        <text:p text:style-name="P4"><text:span text:style-name="T10">Question 4</text:span><text:span text:style-name="T8">: What is the correct signature of the </text:span><text:span text:style-name="Source_20_Text"><text:span text:style-name="T8">main </text:span></text:span><text:span text:style-name="T8">method?</text:span></text:p>
        <text:p text:style-name="P4"><text:span text:style-name="Source_20_Text"><text:span text:style-name="T8"/></text:span></text:p>
        <text:p text:style-name="P4"><text:span text:style-name="Source_20_Text"><text:span text:style-name="T14">public static void main(String[] args)</text:span></text:span></text:p>
        <text:p text:style-name="P6"><text:span text:style-name="T13"/></text:p>
        <text:p text:style-name="P4"><text:span text:style-name="T10">Question 5</text:span><text:span text:style-name="T8">: When declaring the </text:span><text:span text:style-name="Source_20_Text"><text:span text:style-name="T8">main </text:span></text:span><text:span text:style-name="T8">method, which modifier must come first, </text:span><text:span text:style-name="Source_20_Text"><text:span text:style-name="T8">public </text:span></text:span><text:span text:style-name="T8">or </text:span><text:span text:style-name="Source_20_Text"><text:span text:style-name="T8">static</text:span></text:span><text:span text:style-name="T8">?</text:span></text:p>
        <text:p text:style-name="P4"><text:span text:style-name="T8"/></text:p>
        <text:p text:style-name="P4"><text:span text:style-name="T8">They </text:span><text:span text:style-name="T9">can be in the orther they want</text:span><text:span text:style-name="T8">, but the convention is </text:span><text:span text:style-name="T9">public static</text:span></text:p>
        <text:p text:style-name="P4"><text:span text:style-name="T10"/></text:p>
        <text:p text:style-name="P4"><text:span text:style-name="T10">Question 6</text:span><text:span text:style-name="T8">: What parameters does the </text:span><text:span text:style-name="Source_20_Text"><text:span text:style-name="T8">main </text:span></text:span><text:span text:style-name="T8">method define?</text:span></text:p>
        <text:p text:style-name="P5"><text:span text:style-name="T9">The arguments of the program normally called args. Agrs is defined like an array of strings.</text:span></text:p>
        <text:h text:style-name="P8" text:outline-level="2"/>
        <text:h text:style-name="P8" text:outline-level="2">Exercises</text:h>
        <text:p text:style-name="P4"><text:span text:style-name="T10">Exercise 1</text:span><text:span text:style-name="T8">: Change the </text:span><text:a xlink:type="simple" xlink:href="http://docs.oracle.com/javase/tutorial/getStarted/application/examples/HelloWorldApp.java" office:target-frame-name="_blank" xlink:show="new"><text:span text:style-name="Source_20_Text">HelloWorldApp.java</text:span></text:a><text:span text:style-name="Source_20_Text"><text:span text:style-name="T8"> </text:span></text:span><text:span text:style-name="T8">program so that it displays </text:span><text:span text:style-name="Source_20_Text"><text:span text:style-name="T8">Hola Mundo! </text:span></text:span><text:span text:style-name="T8">instead of </text:span><text:span text:style-name="Source_20_Text"><text:span text:style-name="T8">Hello World!</text:span></text:span><text:span text:style-name="T8">.</text:span></text:p>
        <text:p text:style-name="P4"><text:span text:style-name="T8"/></text:p>
        <text:p text:style-name="P4"><text:span text:style-name="T8"/></text:p>
        <text:p text:style-name="P4"><text:span text:style-name="T8"/></text:p>
        <text:p text:style-name="P4"><text:span text:style-name="T8"/></text:p>
        <text:p text:style-name="P5"><text:soft-page-break/><text:span text:style-name="T9">/**</text:span></text:p>
        <text:p text:style-name="P5"><text:span text:style-name="T9"><text:s/>* The HelloWorldApp class implements an application that</text:span></text:p>
        <text:p text:style-name="P5"><text:span text:style-name="T9"><text:s/>* simply prints "Hola mundo!" to standard output.</text:span></text:p>
        <text:p text:style-name="P5"><text:span text:style-name="T9"><text:s/>*/</text:span></text:p>
        <text:p text:style-name="P5"><text:span text:style-name="T9">class HelloWorldApp {</text:span></text:p>
        <text:p text:style-name="P5"><text:span text:style-name="T9"><text:s text:c="4"/>public static void main(String[] args) {</text:span></text:p>
        <text:p text:style-name="P5"><text:span text:style-name="T9"><text:s text:c="8"/>System.out.println("Hola mundo!"); // Display the string.</text:span></text:p>
        <text:p text:style-name="P5"><text:span text:style-name="T9"><text:s text:c="4"/>}</text:span></text:p>
        <text:p text:style-name="P5"><text:span text:style-name="T9">}</text:span></text:p>
        <text:p text:style-name="P4"><text:span text:style-name="T10"/></text:p>
        <text:p text:style-name="P4"><text:span text:style-name="T10">Exercise 2</text:span><text:span text:style-name="T8">: You can find a slightly modified version of </text:span><text:span text:style-name="Source_20_Text"><text:span text:style-name="T8">HelloWorldApp </text:span></text:span><text:span text:style-name="T8">here: </text:span><text:a xlink:type="simple" xlink:href="http://docs.oracle.com/javase/tutorial/getStarted/QandE/HelloWorldApp2.java" office:target-frame-name="_blank" xlink:show="new"><text:span text:style-name="Source_20_Text">HelloWorldApp2.java</text:span></text:a><text:span text:style-name="Source_20_Text"><text:span text:style-name="T8"> </text:span></text:span><text:span text:style-name="T8">The program has an error. Fix the error so that the program successfully compiles and runs. What was the error?</text:span></text:p>
        <text:p text:style-name="P4"><text:span text:style-name="T8"/></text:p>
        <text:p text:style-name="P17"><text:span text:style-name="T7">/** </text:span></text:p>
        <text:p text:style-name="P10"><text:s/><text:span text:style-name="T4">* The HelloWorldApp class implements an application that</text:span></text:p>
        <text:p text:style-name="P10"><text:s/><text:span text:style-name="T4">* simply prints "Hello World!" to standard output.</text:span></text:p>
        <text:p text:style-name="P10"><text:s/><text:span text:style-name="T4">*/</text:span></text:p>
        <text:p text:style-name="P9">class HelloWorldApp2 {</text:p>
        <text:p text:style-name="P10"><text:s text:c="4"/><text:span text:style-name="T4">public static void main(String[] args) {</text:span></text:p>
        <text:p text:style-name="P10"><text:s text:c="8"/><text:span text:style-name="T4">System.out.println(</text:span><text:span text:style-name="T6">"Hello World!</text:span><text:span text:style-name="T5">);</text:span><text:span text:style-name="T4"> // Display the string.</text:span></text:p>
        <text:p text:style-name="P10"><text:s text:c="4"/><text:span text:style-name="T4">}</text:span></text:p>
        <text:p text:style-name="P13">}</text:p>
        <text:p text:style-name="P16"><text:span text:style-name="T15">unclosed lite</text:span><text:span text:style-name="T15">ral string.</text:span></text:p>
        <text:p text:style-name="P15"><text:span text:style-name="T15">If you want to to print one string you should put it beteween “ “ in this case to solve the problem is like follows</text:span></text:p>
        <text:p text:style-name="P15"><text:span text:style-name="T15"><text:tab/>System.out.println(</text:span><text:span text:style-name="T17">"Hello World!”);</text:span><text:span text:style-name="T15"> // Display the string.</text:span></text:p>
        <text:p text:style-name="P14"/>
        <text:p text:style-name="P4"><text:span text:style-name="T8"/></text:p>
        <text:p text:style-name="P1"><text:line-break/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1" svg:font-family="'Times New Roman'"/>
    <style:font-face style:name="sans-serif" svg:font-family="sans-serif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lien League" svg:font-family="'Alien League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ien League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Source_20_Text" style:display-name="Source Text" style:family="text">
      <style:text-properties style:font-name="DejaVu Sans Mono" style:font-name-asian="DejaVu Sans1" style:font-name-complex="DejaVu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ick </meta:initial-creator>
    <meta:creation-date>2013-03-29T12:58:44</meta:creation-date>
    <meta:document-statistic meta:table-count="0" meta:image-count="0" meta:object-count="0" meta:page-count="2" meta:paragraph-count="41" meta:word-count="329" meta:character-count="2113"/>
    <dc:date>2013-03-29T13:14:16</dc:date>
    <dc:creator>jick </dc:creator>
    <meta:editing-duration>PT00H00M11S</meta:editing-duration>
    <meta:editing-cycles>1</meta:editing-cycles>
    <meta:generator>OpenOffice.org/3.2$Linux OpenOffice.org_project/320m19$Build-9505</meta:generator>
  </office:meta>
</office:document-meta>
</file>